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100000031C4C6D6D696F504C8.png" manifest:media-type="image/png"/>
  <manifest:file-entry manifest:full-path="Pictures/100002F90000051000000510D098C07FB7A0188E.svg" manifest:media-type="image/svg+xml"/>
  <manifest:file-entry manifest:full-path="Pictures/100000010000002D0000002D2838F47749A049F7.png" manifest:media-type="image/png"/>
  <manifest:file-entry manifest:full-path="Pictures/100001DC000004A7000004A72B993E0616711901.svg" manifest:media-type="image/svg+xml"/>
  <manifest:file-entry manifest:full-path="Pictures/10000001000002C3000002C30C32663922FF5287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variable"/>
    <style:font-face style:name="Operator Mono Lig Book1" svg:font-family="'Operator Mono Lig Book'" style:font-pitch="fixed"/>
    <style:font-face style:name="Times New Roman" svg:font-family="'Times New Roman'" style:font-family-generic="roman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1.996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6.949cm" draw:shadow="hidden" draw:shadow-offset-x="0.071cm" draw:shadow-offset-y="0.071cm" draw:shadow-color="#c6c6c6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1.99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9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2.64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1.99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1.996cm"/>
      <style:paragraph-properties style:writing-mode="lr-tb"/>
    </style:style>
    <style:style style:name="gr25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31" style:family="graphic" style:parent-style-name="standard">
      <style:graphic-properties draw:stroke="solid" svg:stroke-width="0.053cm" svg:stroke-color="#111111" draw:marker-start-width="0.28cm" draw:marker-end-width="0.28cm" draw:fill-color="#1c1c1c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32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1.01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91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6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1.996cm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fo:min-height="0.492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fo:min-height="0.48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loext:color-lum-mod="100%" loext:color-lum-off="0%" style:font-name="Fantasque iCursive Dk" fo:font-size="9pt" fo:letter-spacing="0.046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loext:color-lum-mod="100%" loext:color-lum-off="0%" style:text-position="-33% 58%" style:font-name="Merriweather Black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>
      <style:paragraph-properties fo:margin-left="0.102cm" fo:margin-right="0cm" fo:text-indent="0cm"/>
    </style:style>
    <style:style style:name="P6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loext:color-lum-mod="100%" loext:color-lum-off="0%" style:font-name="Ubuntu Mono" fo:font-size="12pt" fo:font-style="italic" fo:font-weight="normal" style:font-size-asian="10.5pt" style:font-size-complex="10.5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9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style:font-name="Ubuntu Mono" fo:font-size="12pt" fo:font-style="normal" fo:font-weight="normal" style:font-size-asian="10.5pt" style:font-size-complex="10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2pt" fo:font-style="italic" style:text-underline-style="none" style:font-size-asian="9pt" style:font-style-asian="normal" style:font-size-complex="9pt" style:font-style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111111" loext:opacity="100%" loext:color-lum-mod="100%" loext:color-lum-off="0%" style:font-name="Fantasque iCursive Dk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Fantasque iCursive Dk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loext:color-lum-mod="100%" loext:color-lum-off="0%" style:font-name="Ubuntu Mono" fo:font-size="12pt" fo:font-style="italic" fo:font-weight="normal" style:font-size-asian="10.5pt" style:font-size-complex="10.5pt"/>
    </style:style>
    <style:style style:name="P16" style:family="paragraph">
      <loext:graphic-properties draw:fill="none"/>
      <style:paragraph-properties fo:text-align="center" style:writing-mode="lr-tb"/>
      <style:text-properties fo:background-color="transparent"/>
    </style:style>
    <style:style style:name="P17" style:family="paragraph">
      <loext:graphic-properties draw:fill="solid"/>
      <style:paragraph-properties fo:text-align="center" style:writing-mode="lr-tb"/>
      <style:text-properties fo:color="#111111" loext:opacity="100%" loext:color-lum-mod="100%" loext:color-lum-off="0%"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loext:color-lum-mod="100%" loext:color-lum-off="0%" style:font-name="Fantasque iCursive Dk" fo:font-size="8pt" fo:letter-spacing="0.046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Merriweather" fo:font-size="15pt" fo:font-style="normal" style:font-size-asian="15pt" style:font-style-asian="normal" style:font-size-complex="15pt" style:font-style-complex="normal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Times New Roman" fo:font-size="13pt" fo:font-style="normal" style:font-size-asian="13pt" style:font-style-asian="normal" style:font-size-complex="13pt" style:font-style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loext:color-lum-mod="100%" loext:color-lum-off="0%" style:font-name="Fantasque iCursive Dk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Futura PT Bold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Ubuntu Mono" fo:font-size="11pt" fo:font-style="italic" fo:text-shadow="1pt 1pt" style:text-underline-style="none" style:font-size-asian="11pt" style:font-style-asian="italic" style:font-size-complex="11pt" style:font-style-complex="italic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loext:color-lum-mod="100%" loext:color-lum-off="0%" style:font-name="Merriweather" fo:font-size="4.90000009536743pt" fo:font-style="italic" fo:font-weight="bold" style:font-size-asian="5.40000009536743pt" style:font-weight-asian="bold" style:font-size-complex="5.40000009536743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loext:color-lum-mod="100%" loext:color-lum-off="0%" style:font-name="Merriweather" fo:font-size="4.90000009536743pt" fo:font-style="normal" fo:font-weight="bold" fo:background-color="transparent" style:font-size-asian="5.40000009536743pt" style:font-style-asian="normal" style:font-weight-asian="bold" style:font-size-complex="5.40000009536743pt" style:font-style-complex="normal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Ubuntu Mono" fo:font-size="11pt" fo:font-style="italic" fo:text-shadow="1pt 1pt" style:font-size-asian="11pt" style:font-style-asian="italic" style:font-size-complex="11pt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Ubuntu Medium" fo:font-size="11pt" fo:text-shadow="none" style:text-underline-style="none" style:font-size-asian="11pt" style:font-size-complex="11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loext:color-lum-mod="100%" loext:color-lum-off="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31" style:family="paragraph">
      <loext:graphic-properties draw:fill="solid"/>
      <style:paragraph-properties fo:text-align="center"/>
      <style:text-properties fo:color="#111111" loext:opacity="100%" loext:color-lum-mod="100%" loext:color-lum-off="0%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loext:color-lum-mod="100%" loext:color-lum-off="0%" style:font-name="Fantasque iCursive Dk" fo:font-size="10pt" fo:letter-spacing="0.046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Fantasque iCursive Dk"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solid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loext:color-lum-mod="100%" loext:color-lum-off="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loext:color-lum-mod="100%" loext:color-lum-off="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111111" loext:opacity="100%" loext:color-lum-mod="100%" loext:color-lum-off="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Times New Roman" fo:font-size="8pt" fo:font-style="normal" fo:font-weight="bold" fo:background-color="transparent" style:font-size-asian="9pt" style:font-weight-asian="bold" style:font-size-complex="9pt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Merriweather" fo:font-size="8pt" fo:font-style="normal" fo:font-weight="bold" fo:background-color="transparent" style:font-size-asian="9pt" style:font-weight-asian="bold" style:font-size-complex="9pt" style:font-weight-complex="bold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44" style:family="paragraph">
      <style:paragraph-properties fo:margin-left="0cm" fo:margin-right="0cm" fo:margin-top="0cm" fo:margin-bottom="0cm" fo:line-height="100%" fo:text-align="end" fo:text-indent="0cm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loext:color-lum-mod="100%" loext:color-lum-off="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46" style:family="paragraph">
      <loext:graphic-properties draw:fill-color="#1c1c1c"/>
      <style:paragraph-properties fo:text-align="center"/>
    </style:style>
    <style:style style:name="P47" style:family="paragraph">
      <loext:graphic-properties draw:fill="solid"/>
      <style:paragraph-properties fo:text-align="center"/>
    </style:style>
    <style:style style:name="P48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Merriweather" fo:font-size="13pt" fo:font-weight="bold" style:font-size-asian="13pt" style:font-weight-asian="bold" style:font-size-complex="13pt" style:font-weight-complex="bold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11111" loext:opacity="100%" loext:color-lum-mod="100%" loext:color-lum-off="0%" style:font-name="Merriweather" fo:font-size="10.5pt" style:font-size-asian="10.5pt" style:font-size-complex="10.5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666666" loext:opacity="100%" loext:color-lum-mod="100%" loext:color-lum-off="0%" style:font-name="Merriweather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Ubuntu Medium" fo:font-size="10pt" fo:font-weight="normal" style:font-size-asian="10.5pt" style:font-weight-asian="normal" style:font-size-complex="10.5pt" style:font-weight-complex="normal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ize="13pt" fo:font-style="normal" style:font-size-asian="13pt" style:font-style-asian="normal" style:font-size-complex="13pt" style:font-style-complex="normal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tyle="italic" style:font-style-asian="italic" style:font-style-complex="italic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loext:color-lum-mod="100%" loext:color-lum-off="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tyle="italic" fo:font-weight="bold" style:font-style-asian="italic" style:font-weight-asian="bold" style:font-style-complex="italic" style:font-weight-complex="bold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tyle="normal" style:font-style-asian="normal" style:font-style-complex="normal"/>
    </style:style>
    <style:style style:name="P59" style:family="paragraph">
      <loext:graphic-properties draw:fill="solid"/>
      <style:paragraph-properties fo:text-align="center" style:writing-mode="lr-tb"/>
      <style:text-properties fo:color="#111111" loext:opacity="100%" loext:color-lum-mod="100%" loext:color-lum-off="0%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Operator Mono Lig Book1" fo:font-size="13pt" style:text-underline-style="solid" style:text-underline-width="auto" style:text-underline-color="font-color" fo:background-color="transparent" style:font-size-asian="16pt" style:font-size-complex="16pt"/>
    </style:style>
    <style:style style:name="P61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Merriweather" fo:font-size="15pt" fo:font-weight="bold" style:font-size-asian="15pt" style:font-weight-asian="bold" style:font-size-complex="15pt" style:font-weight-complex="bold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808080" loext:opacity="100%" loext:color-lum-mod="100%" loext:color-lum-off="0%" style:font-name="Merriweather" fo:font-size="16pt" fo:font-style="italic" style:font-size-asian="16pt" style:font-style-asian="italic" style:font-size-complex="16pt" style:font-style-complex="italic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ize="10pt" fo:font-weight="normal" style:font-size-asian="10.5pt" style:font-weight-asian="normal" style:font-size-complex="10.5pt" style:font-weight-complex="normal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8pt" fo:letter-spacing="0.046cm" fo:font-style="normal" fo:text-shadow="none" style:text-underline-style="none" fo:font-weight="normal" style:letter-kerning="true" fo:background-color="transparent" style:font-name-asian="Droid Sans Fallback1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fo:background-color="transparent" style:font-name-asian="Droid Sans Fallback1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e4e4e" loext:opacity="100%" style:text-outline="false" style:text-line-through-style="none" style:text-line-through-type="none" style:font-name="Merriweather" fo:font-size="9pt" fo:font-style="italic" fo:text-shadow="none" style:text-underline-style="none" fo:font-weight="bold" style:letter-kerning="true" fo:background-color="transparent" style:font-name-asian="Droid Sans Fallback1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111111" loext:opacity="100%" style:font-name="Ubuntu Mono" fo:font-size="12pt" fo:font-weight="normal" style:font-size-asian="9pt" style:font-size-complex="9pt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loext:opacity="100%" style:font-name="Ubuntu Mono" fo:font-size="12pt" fo:font-style="normal" fo:font-weight="normal" style:font-size-asian="9pt" style:font-size-complex="9pt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32pt" fo:font-style="normal" fo:text-shadow="none" style:text-underline-style="none" fo:font-weight="normal" style:letter-kerning="true" fo:background-color="transparent" style:font-name-asian="Droid Sans Fallback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32pt" fo:font-style="normal" fo:text-shadow="none" style:text-underline-style="none" fo:font-weight="bold" style:letter-kerning="true" fo:background-color="transparent" style:font-name-asian="Droid Sans Fallback1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111111" loext:opacity="100%" style:font-name="Fantasque iCursive Dk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333333" loext:opacity="100%" style:font-name="Ubuntu Mono" fo:font-size="12pt" fo:font-weight="normal" style:font-size-asian="9pt" style:font-size-complex="9pt"/>
    </style:style>
    <style:style style:name="T12" style:family="text">
      <style:text-properties fo:background-color="transparent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3333" loext:opacity="100%" style:font-name="Merriweather" fo:font-size="10.5pt" fo:font-style="italic" style:font-size-asian="10.5pt" style:font-style-asian="italic" style:font-size-complex="10.5pt" style:font-style-complex="italic"/>
    </style:style>
    <style:style style:name="T15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111111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18" style:family="text">
      <style:text-properties fo:color="#333333" loext:opacity="100%" style:font-name="Merriweather"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fo:font-weight="normal" style:letter-kerning="true" fo:background-color="transparent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2pt" fo:font-style="normal" fo:text-shadow="none" style:text-underline-style="none" fo:font-weight="normal" style:letter-kerning="true" fo:background-color="transparent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1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color="#666666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.5pt" fo:font-style="normal" fo:text-shadow="none" style:text-underline-style="none" fo:font-weight="bold" style:letter-kerning="true" fo:background-color="transparent" style:font-name-asian="Droid Sans Fallback1" style:font-size-asian="10.5pt" style:font-style-asian="normal" style:font-weight-asian="bold" style:font-name-complex="Free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normal" style:letter-kerning="true" fo:background-color="transparent" style:font-name-asian="Droid Sans Fallback1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111111" loext:opacity="100%" style:font-name="Merriweather" fo:font-size="11pt" fo:text-shadow="none" style:text-underline-style="none" fo:font-weight="bold" style:font-size-asian="11pt" style:font-weight-asian="bold" style:font-size-complex="11pt" style:font-weight-complex="bold"/>
    </style:style>
    <style:style style:name="T26" style:family="text"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111111" loext:opacity="100%" style:font-name="Fantasque iCursive Dk" fo:font-size="13pt" fo:font-weight="bold" style:font-size-asian="13pt" style:font-weight-asian="bold" style:font-size-complex="13pt" style:font-weight-complex="bold"/>
    </style:style>
    <style:style style:name="T29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1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31" style:family="text">
      <style:text-properties fo:color="#333333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32" style:family="text">
      <style:text-properties fo:color="#111111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33" style:family="text"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T34" style:family="text">
      <style:text-properties fo:color="#111111" loext:opacity="100%" style:font-name="Merriweather"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111111" loext:opacity="100%" style:font-name="Merriweather" fo:font-size="10.5pt" style:font-size-asian="10.5pt" style:font-size-complex="10.5pt"/>
    </style:style>
    <style:style style:name="T3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1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1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style:font-name-asian="Droid Sans Fallback1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none" fo:font-weight="normal" style:letter-kerning="true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.5pt" fo:font-style="normal" fo:text-shadow="none" style:text-underline-style="none" fo:font-weight="normal" style:letter-kerning="true" fo:background-color="transparent" style:font-name-asian="Droid Sans Fallback1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italic" fo:text-shadow="none" style:text-underline-style="none" fo:font-weight="normal" style:letter-kerning="true" fo:background-color="transparent" style:font-name-asian="Droid Sans Fallback1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111111" loext:opacity="100%" style:font-name="Merriweather1" fo:font-size="10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45" style:family="text">
      <style:text-properties fo:color="#111111" loext:opacity="100%" style:font-name="Merriweather1" fo:font-size="10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46" style:family="text">
      <style:text-properties fo:color="#111111" loext:opacity="100%" style:font-name="Merriweather1" fo:font-size="10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47" style:family="text">
      <style:text-properties fo:font-variant="normal" fo:text-transform="none" fo:color="#111111" loext:opacity="100%" style:text-outline="false" style:text-line-through-style="none" style:text-line-through-type="none" style:font-name="Droid Sans Fallback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111111" loext:opacity="100%" style:font-name="Ubuntu Medium" fo:font-size="10.5pt" fo:font-weight="normal" style:font-size-asian="11pt" style:font-weight-asian="normal" style:font-size-complex="11pt" style:font-weight-complex="normal"/>
    </style:style>
    <style:style style:name="T49" style:family="text"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T50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51" style:family="text">
      <style:text-properties fo:color="#111111" loext:opacity="100%" style:font-name="Merriweather1" fo:font-size="10pt" fo:font-weight="normal" style:font-size-asian="10.5pt" style:font-weight-asian="normal" style:font-size-complex="10.5pt" style:font-weight-complex="normal"/>
    </style:style>
    <style:style style:name="T52" style:family="text">
      <style:text-properties fo:color="#111111" loext:opacity="100%" style:font-name="Merriweather1" fo:font-size="10pt" fo:font-weight="bold" style:font-size-asian="10.5pt" style:font-weight-asian="bold" style:font-size-complex="10.5pt" style:font-weight-complex="bold"/>
    </style:style>
    <style:style style:name="T53" style:family="text">
      <style:text-properties fo:color="#111111" loext:opacity="100%" style:font-name="Merriweather" fo:font-size="10pt" style:font-size-asian="10pt" style:font-size-complex="10pt"/>
    </style:style>
    <style:style style:name="T54" style:family="text">
      <style:text-properties fo:color="#111111" loext:opacity="100%" style:font-name="Merriweath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5" style:family="text">
      <style:text-properties fo:color="#111111" loext:opacity="100%" style:font-name="Merriweather" fo:font-size="10pt" fo:font-style="italic" style:font-size-asian="10pt" style:font-style-asian="italic" style:font-size-complex="10pt" style:font-style-complex="italic"/>
    </style:style>
    <style:style style:name="T5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normal" style:letter-kerning="true" fo:background-color="transparent" style:font-name-asian="Droid Sans Fallback1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1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color="#808080" loext:opacity="100%" style:font-name="Merriweather" fo:font-size="10pt" fo:font-style="italic" fo:background-color="transparent" style:font-size-asian="10pt" style:font-style-asian="italic" style:font-size-complex="10pt" style:font-style-complex="italic"/>
    </style:style>
    <style:style style:name="T60" style:family="text">
      <style:text-properties fo:color="#111111" loext:opacity="100%" style:font-name="Merriweath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fo:color="#808080" loext:opacity="100%" style:font-name="Merriweath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2" style:family="text">
      <style:text-properties fo:color="#111111" loext:opacity="100%" style:font-name="Merriweather" fo:font-size="11pt" fo:font-weight="bold" style:font-size-asian="11pt" style:font-weight-asian="bold" style:font-size-complex="11pt" style:font-weight-complex="bold"/>
    </style:style>
    <style:style style:name="T6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1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1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1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1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111111" loext:opacity="100%"/>
    </style:style>
    <style:style style:name="T69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pt" fo:font-style="normal" fo:text-shadow="none" style:text-underline-style="none" fo:font-weight="normal" style:letter-kerning="true" fo:background-color="transparent" style:font-name-asian="Droid Sans Fallback1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1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1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1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.5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none" fo:font-weight="normal" style:letter-kerning="true" fo:background-color="transparent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6pt" fo:font-style="normal" fo:text-shadow="none" style:text-underline-style="none" fo:font-weight="normal" style:letter-kerning="true" fo:background-color="transparent" style:font-name-asian="Droid Sans Fallback1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111111" loext:opacity="100%" style:font-name="Droid Sans Fallback" fo:font-size="10.5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 1" draw:style-name="dp1" draw:master-page-name="Default">
        <draw:frame draw:style-name="gr1" draw:text-style-name="P2" draw:layer="layout" svg:width="2.597cm" svg:height="0.535cm" svg:x="0.797cm" svg:y="3.301cm">
          <draw:text-box>
            <text:p text:style-name="P1"><text:span text:style-name="T1">Summary</text:span></text:p>
          </draw:text-box>
        </draw:frame>
        <draw:frame draw:style-name="gr2" draw:text-style-name="P4" draw:layer="layout" svg:width="7.449cm" svg:height="0.919cm" svg:x="0.82cm" svg:y="2.101cm">
          <draw:text-box>
            <text:p text:style-name="P3"><text:span text:style-name="T2">Software </text:span><text:span text:style-name="T2">Engineer </text:span><text:span text:style-name="T3">(Frontend </text:span><text:span text:style-name="T3">developer)</text:span></text:p>
          </draw:text-box>
        </draw:frame>
        <draw:frame draw:style-name="gr3" draw:text-style-name="P6" draw:layer="layout" svg:width="3.775cm" svg:height="0.674cm" svg:x="1.138cm" svg:y="0.376cm">
          <draw:text-box>
            <text:p text:style-name="P5"><text:span text:style-name="T4">Cairo, </text:span><text:span text:style-name="T4">Egypt</text:span></text:p>
          </draw:text-box>
        </draw:frame>
        <draw:frame draw:style-name="gr4" draw:text-style-name="P8" draw:layer="layout" svg:width="2.605cm" svg:height="0.674cm" svg:x="13.212cm" svg:y="0.407cm">
          <draw:text-box>
            <text:p text:style-name="P7"><text:span text:style-name="T5"><text:a xlink:href="https://www.linkedin.com/in/salihcodev" xlink:type="simple">linkedIn</text:a></text:span></text:p>
          </draw:text-box>
        </draw:frame>
        <draw:frame draw:style-name="gr3" draw:text-style-name="P9" draw:layer="layout" svg:width="5.461cm" svg:height="0.674cm" svg:x="4.237cm" svg:y="0.373cm">
          <draw:text-box>
            <text:p><text:span text:style-name="T6"><text:a xlink:href="mailto:ahmedsalihdev@gmail.com" xlink:type="simple">ahmedsalihdev@gmail.com</text:a></text:span></text:p>
          </draw:text-box>
        </draw:frame>
        <draw:frame draw:style-name="gr5" draw:text-style-name="P10" draw:layer="layout" svg:width="2.284cm" svg:height="0.674cm" svg:x="15.466cm" svg:y="0.396cm">
          <draw:text-box>
            <text:p text:style-name="P7"><text:span text:style-name="T7"><text:a xlink:href="https://github.com/salihcodev" xlink:type="simple">github</text:a></text:span></text:p>
          </draw:text-box>
        </draw:frame>
        <draw:frame draw:style-name="gr6" draw:text-style-name="P10" draw:layer="layout" svg:width="2.328cm" svg:height="0.674cm" svg:x="18.322cm" svg:y="0.413cm">
          <draw:text-box>
            <text:p text:style-name="P7"><text:span text:style-name="T7"><text:a xlink:href="https://salih.netlify.app/me" xlink:type="simple">website</text:a></text:span></text:p>
          </draw:text-box>
        </draw:frame>
        <draw:frame draw:style-name="gr7" draw:text-style-name="P12" draw:layer="layout" svg:width="8.961cm" svg:height="1.699cm" svg:x="0.822cm" svg:y="0.955cm">
          <draw:text-box>
            <text:p text:style-name="P11"><text:span text:style-name="T8">Ah</text:span><text:span text:style-name="T8">ma</text:span><text:span text:style-name="T8">d</text:span><text:span text:style-name="T9"> </text:span><text:span text:style-name="T9">Sal</text:span><text:span text:style-name="T9">ih</text:span></text:p>
          </draw:text-box>
        </draw:frame>
        <draw:frame draw:style-name="gr8" draw:text-style-name="P13" draw:layer="layout" svg:width="2.918cm" svg:height="0.746cm" svg:x="0.793cm" svg:y="2.867cm">
          <draw:text-box>
            <text:p><text:span text:style-name="T10">About </text:span><text:span text:style-name="T10">Me <text:s/></text:span></text:p>
          </draw:text-box>
        </draw:frame>
        <draw:frame draw:style-name="gr9" draw:text-style-name="P14" draw:layer="layout" svg:width="0.746cm" svg:height="0.746cm" svg:x="0.274cm" svg:y="0.252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3" draw:text-style-name="P15" draw:layer="layout" svg:width="3.775cm" svg:height="0.674cm" svg:x="9.606cm" svg:y="0.381cm">
          <draw:text-box>
            <text:p text:style-name="P5"><text:span text:style-name="T11"><text:a xlink:href="tel:+20%201096477631" xlink:type="simple">+20 1096477631</text:a></text:span></text:p>
          </draw:text-box>
        </draw:frame>
        <draw:frame draw:style-name="gr10" draw:text-style-name="P16" draw:layer="layout" svg:width="0.457cm" svg:height="0.457cm" svg:x="18.022cm" svg:y="0.542cm">
          <draw:image xlink:href="Pictures/100001DC000004A7000004A72B993E0616711901.svg" xlink:type="simple" xlink:show="embed" xlink:actuate="onLoad" draw:mime-type="image/svg+xml">
            <text:p text:style-name="P11"><text:span text:style-name="T12"><text:s/></text:span></text:p>
          </draw:image>
          <draw:image xlink:href="Pictures/100000010000002D0000002D2838F47749A049F7.png" xlink:type="simple" xlink:show="embed" xlink:actuate="onLoad" draw:mime-type="image/png"/>
        </draw:frame>
        <draw:line draw:style-name="gr11" draw:text-style-name="P17" draw:layer="layout" svg:x1="6.251cm" svg:y1="8.254cm" svg:x2="20.367cm" svg:y2="8.254cm">
          <text:p/>
        </draw:line>
        <draw:frame draw:style-name="gr12" draw:text-style-name="P18" draw:layer="layout" svg:width="2.948cm" svg:height="0.64cm" svg:x="0.763cm" svg:y="8.255cm">
          <draw:text-box>
            <text:p text:style-name="P1"><text:span text:style-name="T13">Projects</text:span></text:p>
          </draw:text-box>
        </draw:frame>
        <draw:frame draw:style-name="gr8" draw:text-style-name="P13" draw:layer="layout" svg:width="5.933cm" svg:height="0.746cm" svg:x="0.718cm" svg:y="7.804cm">
          <draw:text-box>
            <text:p><text:span text:style-name="T10">Techni</text:span><text:span text:style-name="T10">cal </text:span><text:span text:style-name="T10">Experi</text:span><text:span text:style-name="T10">ence</text:span></text:p>
          </draw:text-box>
        </draw:frame>
        <draw:frame draw:style-name="gr13" draw:text-style-name="P20" draw:layer="layout" svg:width="18.771cm" svg:height="0.742cm" svg:x="1.144cm" svg:y="9.866cm">
          <draw:text-box>
            <text:p text:style-name="P19"><text:span text:style-name="T14">A </text:span><text:span text:style-name="T14">Platform </text:span><text:span text:style-name="T14">that </text:span><text:span text:style-name="T14">manage </text:span><text:span text:style-name="T14">people to </text:span><text:span text:style-name="T14">sell their </text:span><text:span text:style-name="T14">products </text:span><text:span text:style-name="T14">online.</text:span></text:p>
          </draw:text-box>
        </draw:frame>
        <draw:frame draw:style-name="gr14" draw:text-style-name="P22" draw:layer="layout" svg:width="18.72cm" svg:height="0.696cm" svg:x="1.185cm" svg:y="10.992cm">
          <draw:text-box>
            <text:list text:style-name="L2">
              <text:list-item>
                <text:p text:style-name="P21"><text:span text:style-name="T15">Achiev</text:span><text:span text:style-name="T15">ed </text:span><text:span text:style-name="T16">author</text:span><text:span text:style-name="T16">izing</text:span><text:span text:style-name="T15">/</text:span><text:span text:style-name="T16">a</text:span><text:span text:style-name="T16">uthenti</text:span><text:span text:style-name="T16">cating</text:span><text:span text:style-name="T15"> </text:span><text:span text:style-name="T15">for </text:span><text:span text:style-name="T15">users.</text:span></text:p>
              </text:list-item>
            </text:list>
          </draw:text-box>
        </draw:frame>
        <draw:a xlink:href="https://github.com/salihcodev/fullcart" xlink:type="simple" xlink:show="embed">
          <draw:frame draw:style-name="gr15" draw:text-style-name="P23" draw:layer="layout" svg:width="13.135cm" svg:height="0.725cm" svg:x="0.982cm" svg:y="9.344cm">
            <draw:text-box>
              <text:p text:style-name="P21"><text:span text:style-name="T17"><text:a xlink:href="https://github.com/salihcodev/fullcart" xlink:type="simple">https://github.com/salihcodev/fullcart</text:a></text:span></text:p>
            </draw:text-box>
          </draw:frame>
        </draw:a>
        <draw:frame draw:style-name="gr16" draw:text-style-name="P24" draw:layer="layout" svg:width="2.51cm" svg:height="0.835cm" svg:x="0.757cm" svg:y="8.645cm">
          <draw:text-box>
            <text:p text:style-name="P19"><text:span text:style-name="T18"><text:a xlink:href="https://fullcart.netlify.app/" xlink:type="simple">Fullcart</text:a></text:span></text:p>
          </draw:text-box>
        </draw:frame>
        <draw:frame draw:style-name="gr17" draw:text-style-name="P25" draw:layer="layout" svg:width="19.541cm" svg:height="2.896cm" svg:x="0.826cm" svg:y="3.719cm">
          <draw:text-box>
            <text:p text:style-name="P21"><text:span text:style-name="T19">Ahmad </text:span><text:span text:style-name="T19">is </text:span><text:span text:style-name="T19">experie</text:span><text:span text:style-name="T19">nced </text:span><text:span text:style-name="T19">fronten</text:span><text:span text:style-name="T19">d </text:span><text:span text:style-name="T19">develop</text:span><text:span text:style-name="T19">er with </text:span><text:span text:style-name="T19">a strong </text:span><text:span text:style-name="T19">backgro</text:span><text:span text:style-name="T19">und in </text:span><text:span text:style-name="T20">ReactJS</text:span><text:span text:style-name="T19"> </text:span><text:span text:style-name="T19">and </text:span><text:span text:style-name="T19">modern</text:span></text:p>
            <text:p text:style-name="P21"><text:span text:style-name="T19">web </text:span><text:span text:style-name="T19">develop</text:span><text:span text:style-name="T19">ment </text:span><text:span text:style-name="T19">technol</text:span><text:span text:style-name="T19">ogies. </text:span><text:span text:style-name="T19">Proficie</text:span><text:span text:style-name="T19">nt in </text:span><text:span text:style-name="T19">technol</text:span><text:span text:style-name="T19">ogies </text:span><text:span text:style-name="T19">such as </text:span><text:span text:style-name="T20">ES6+ </text:span><text:span text:style-name="T20">(Typescr</text:span><text:span text:style-name="T20">ipt)</text:span><text:span text:style-name="T19">, </text:span><text:span text:style-name="T20">GatsbyJS</text:span><text:span text:style-name="T19">, </text:span><text:span text:style-name="T20">Pug/Jade</text:span><text:span text:style-name="T19">, </text:span><text:span text:style-name="T20">Sass</text:span><text:span text:style-name="T19">, </text:span><text:span text:style-name="T20">Webpack</text:span><text:span text:style-name="T19">, </text:span><text:span text:style-name="T20">Vite,</text:span><text:span text:style-name="T19"> </text:span><text:span text:style-name="T19">and </text:span><text:span text:style-name="T19">much </text:span><text:span text:style-name="T19">more. </text:span><text:span text:style-name="T19">Also </text:span><text:span text:style-name="T19">Experie</text:span><text:span text:style-name="T19">nced in </text:span><text:span text:style-name="T19">Backend </text:span><text:span text:style-name="T19">technol</text:span><text:span text:style-name="T19">ogies </text:span><text:span text:style-name="T19">like </text:span><text:span text:style-name="T20">NodeJS</text:span><text:span text:style-name="T19">, </text:span><text:span text:style-name="T20">ExpressJ</text:span><text:span text:style-name="T20">S</text:span><text:span text:style-name="T19">, </text:span><text:span text:style-name="T20">MongoDB</text:span><text:span text:style-name="T19">, </text:span><text:span text:style-name="T20">SQL</text:span><text:span text:style-name="T19">, </text:span><text:span text:style-name="T20">Postgres</text:span><text:span text:style-name="T20">ql</text:span><text:span text:style-name="T19">. And </text:span><text:span text:style-name="T19">he has </text:span><text:span text:style-name="T19">hands-</text:span><text:span text:style-name="T19">on </text:span><text:span text:style-name="T19">building </text:span><text:span text:style-name="T19">CI/CD </text:span><text:span text:style-name="T19">pipeline</text:span><text:span text:style-name="T19">s with </text:span><text:span text:style-name="T20">Docker</text:span><text:span text:style-name="T19"> </text:span><text:span text:style-name="T19">and </text:span><text:span text:style-name="T19">tools </text:span><text:span text:style-name="T19">such as </text:span><text:span text:style-name="T19">Circle </text:span><text:span text:style-name="T19">CI, </text:span><text:span text:style-name="T19">Travis </text:span><text:span text:style-name="T19">CI, and </text:span><text:span text:style-name="T19">GitHub </text:span><text:span text:style-name="T19">Actions.</text:span></text:p>
          </draw:text-box>
        </draw:frame>
        <draw:frame draw:style-name="gr18" draw:text-style-name="P26" draw:layer="layout" svg:width="5.448cm" svg:height="0.696cm" svg:x="3.408cm" svg:y="8.722cm">
          <draw:text-box>
            <text:p text:style-name="P19"><text:span text:style-name="T21">( e </text:span><text:span text:style-name="T21">Commerci</text:span><text:span text:style-name="T21">al </text:span><text:span text:style-name="T21">platform</text:span><text:span text:style-name="T22">)</text:span></text:p>
          </draw:text-box>
        </draw:frame>
        <draw:frame draw:style-name="gr19" draw:text-style-name="P27" draw:layer="layout" svg:width="5.448cm" svg:height="0.742cm" svg:x="0.99cm" svg:y="10.448cm">
          <draw:text-box>
            <text:p text:style-name="P19"><text:span text:style-name="T23"><text:s/></text:span><text:span text:style-name="T23">Key </text:span><text:span text:style-name="T23">features</text:span></text:p>
          </draw:text-box>
        </draw:frame>
        <draw:frame draw:style-name="gr20" draw:text-style-name="P28" draw:layer="layout" svg:width="20.221cm" svg:height="1.309cm" svg:x="0.854cm" svg:y="6.57cm">
          <draw:text-box>
            <text:p text:style-name="P19"><text:span text:style-name="T19">Now he </text:span><text:span text:style-name="T19">is </text:span><text:span text:style-name="T19">looking </text:span><text:span text:style-name="T19">for a </text:span><text:span text:style-name="T19">challeng</text:span><text:span text:style-name="T19">ing role, </text:span><text:span text:style-name="T19">Where </text:span><text:span text:style-name="T19">he can </text:span><text:span text:style-name="T24">utilize</text:span><text:span text:style-name="T19"> </text:span><text:span text:style-name="T19">his </text:span><text:span text:style-name="T19">skills </text:span><text:span text:style-name="T19">and </text:span><text:span text:style-name="T19">continu</text:span><text:span text:style-name="T19">e </text:span></text:p>
            <text:p text:style-name="P19"><text:span text:style-name="T19">learning </text:span><text:span text:style-name="T19">and </text:span><text:span text:style-name="T19">growing </text:span><text:span text:style-name="T19">as a </text:span><text:span text:style-name="T19">develop</text:span><text:span text:style-name="T19">er.</text:span></text:p>
          </draw:text-box>
        </draw:frame>
        <draw:frame draw:style-name="gr21" draw:text-style-name="P29" draw:layer="layout" svg:width="13.431cm" svg:height="0.823cm" svg:x="1.811cm" svg:y="17.783cm">
          <draw:text-box>
            <text:p><text:span text:style-name="T25"><text:a xlink:href="https://www.coursera.org/specializations/software-design-architecture" xlink:type="simple">Software Design and Architecture Specialization</text:a></text:span></text:p>
          </draw:text-box>
        </draw:frame>
        <draw:frame draw:style-name="gr22" draw:text-style-name="P30" draw:layer="layout" svg:width="6.666cm" svg:height="0.657cm" svg:x="2.117cm" svg:y="18.288cm">
          <draw:text-box>
            <text:p text:style-name="P21"><text:span text:style-name="T26">Object-</text:span><text:span text:style-name="T26">Oriented </text:span><text:span text:style-name="T26">Design</text:span></text:p>
          </draw:text-box>
        </draw:frame>
        <draw:line draw:style-name="gr11" draw:text-style-name="P31" draw:layer="layout" svg:x1="3.91cm" svg:y1="17.292cm" svg:x2="20.367cm" svg:y2="17.302cm">
          <text:p/>
        </draw:line>
        <draw:frame draw:style-name="gr23" draw:text-style-name="P32" draw:layer="layout" svg:width="3.686cm" svg:height="0.633cm" svg:x="0.66cm" svg:y="17.324cm">
          <draw:text-box>
            <text:p text:style-name="P1"><text:span text:style-name="T27">Courses</text:span></text:p>
          </draw:text-box>
        </draw:frame>
        <draw:frame draw:style-name="gr24" draw:text-style-name="P33" draw:layer="layout" svg:width="4.155cm" svg:height="0.708cm" svg:x="0.656cm" svg:y="16.854cm">
          <draw:text-box>
            <text:p><text:span text:style-name="T28">Achieve</text:span><text:span text:style-name="T28">ments</text:span></text:p>
          </draw:text-box>
        </draw:frame>
        <draw:line draw:style-name="gr25" draw:text-style-name="P34" draw:layer="layout" svg:x1="1.555cm" svg:y1="18.42cm" svg:x2="1.555cm" svg:y2="19.947cm">
          <text:p text:style-name="P11"><text:s/></text:p>
        </draw:line>
        <draw:frame draw:style-name="gr26" draw:text-style-name="P36" draw:layer="layout" svg:width="3.502cm" svg:height="0.717cm" svg:x="16.77cm" svg:y="18.299cm">
          <draw:text-box>
            <text:p text:style-name="P35"><text:span text:style-name="T29">(</text:span><text:span text:style-name="T30">Dec. <text:s/>2021)</text:span></text:p>
          </draw:text-box>
        </draw:frame>
        <draw:frame draw:style-name="gr26" draw:text-style-name="P38" draw:layer="layout" svg:width="2.338cm" svg:height="0.717cm" svg:x="11.737cm" svg:y="17.842cm">
          <draw:text-box>
            <text:p text:style-name="P37"><text:span text:style-name="T29">Coursera</text:span></text:p>
          </draw:text-box>
        </draw:frame>
        <draw:frame draw:style-name="gr22" draw:text-style-name="P30" draw:layer="layout" svg:width="6.666cm" svg:height="0.657cm" svg:x="2.117cm" svg:y="18.688cm">
          <draw:text-box>
            <text:p text:style-name="P19"><text:span text:style-name="T26">Design </text:span><text:span text:style-name="T26">Patterns</text:span></text:p>
          </draw:text-box>
        </draw:frame>
        <draw:frame draw:style-name="gr26" draw:text-style-name="P36" draw:layer="layout" svg:width="3.502cm" svg:height="0.717cm" svg:x="16.77cm" svg:y="18.699cm">
          <draw:text-box>
            <text:p text:style-name="P35"><text:span text:style-name="T29">(WIP</text:span><text:span text:style-name="T30">)</text:span></text:p>
          </draw:text-box>
        </draw:frame>
        <draw:frame draw:style-name="gr22" draw:text-style-name="P30" draw:layer="layout" svg:width="6.666cm" svg:height="0.657cm" svg:x="2.117cm" svg:y="19.088cm">
          <draw:text-box>
            <text:p text:style-name="P21"><text:span text:style-name="T26">Software </text:span><text:span text:style-name="T26">Architec</text:span><text:span text:style-name="T26">ture</text:span></text:p>
          </draw:text-box>
        </draw:frame>
        <draw:frame draw:style-name="gr26" draw:text-style-name="P36" draw:layer="layout" svg:width="3.502cm" svg:height="0.717cm" svg:x="16.77cm" svg:y="19.099cm">
          <draw:text-box>
            <text:p text:style-name="P35"><text:span text:style-name="T29">(WIP</text:span><text:span text:style-name="T30">)</text:span></text:p>
          </draw:text-box>
        </draw:frame>
        <draw:frame draw:style-name="gr22" draw:text-style-name="P30" draw:layer="layout" svg:width="6.666cm" svg:height="0.657cm" svg:x="2.117cm" svg:y="19.488cm">
          <draw:text-box>
            <text:p text:style-name="P21"><text:span text:style-name="T26">Service-</text:span><text:span text:style-name="T26">Oriented </text:span><text:span text:style-name="T26">Architec</text:span><text:span text:style-name="T26">ture</text:span></text:p>
          </draw:text-box>
        </draw:frame>
        <draw:frame draw:style-name="gr26" draw:text-style-name="P36" draw:layer="layout" svg:width="3.502cm" svg:height="0.717cm" svg:x="16.77cm" svg:y="19.499cm">
          <draw:text-box>
            <text:p text:style-name="P35"><text:span text:style-name="T29">(WIP</text:span><text:span text:style-name="T30">)</text:span></text:p>
          </draw:text-box>
        </draw:frame>
        <draw:frame draw:style-name="gr27" draw:text-style-name="P39" draw:layer="layout" svg:width="1.892cm" svg:height="0.696cm" svg:x="1.254cm" svg:y="16.208cm">
          <draw:text-box>
            <text:p text:style-name="P7"><text:span text:style-name="T31">Reactjs</text:span></text:p>
          </draw:text-box>
        </draw:frame>
        <draw:frame draw:style-name="gr27" draw:text-style-name="P40" draw:layer="layout" svg:width="2.699cm" svg:height="0.696cm" svg:x="4.192cm" svg:y="16.189cm">
          <draw:text-box>
            <text:p text:style-name="P7"><text:span text:style-name="T31">Typescrip</text:span><text:span text:style-name="T31">t</text:span></text:p>
          </draw:text-box>
        </draw:frame>
        <draw:frame draw:style-name="gr27" draw:text-style-name="P39" draw:layer="layout" svg:width="1.766cm" svg:height="0.696cm" svg:x="2.911cm" svg:y="16.208cm">
          <draw:text-box>
            <text:p text:style-name="P7"><text:span text:style-name="T31">Redu</text:span><text:span text:style-name="T32">x</text:span></text:p>
          </draw:text-box>
        </draw:frame>
        <draw:frame draw:style-name="gr27" draw:text-style-name="P41" draw:layer="layout" svg:width="2.699cm" svg:height="0.696cm" svg:x="6.373cm" svg:y="16.212cm">
          <draw:text-box>
            <text:p text:style-name="P7"><text:span text:style-name="T31">Expressjs</text:span></text:p>
          </draw:text-box>
        </draw:frame>
        <draw:frame draw:style-name="gr27" draw:text-style-name="P42" draw:layer="layout" svg:width="2.699cm" svg:height="0.696cm" svg:x="8.432cm" svg:y="16.189cm">
          <draw:text-box>
            <text:p text:style-name="P7"><text:span text:style-name="T31">MongoDB</text:span></text:p>
          </draw:text-box>
        </draw:frame>
        <draw:frame draw:style-name="gr27" draw:text-style-name="P40" draw:layer="layout" svg:width="1.803cm" svg:height="0.696cm" svg:x="10.109cm" svg:y="16.189cm">
          <draw:text-box>
            <text:p text:style-name="P7"><text:span text:style-name="T31">Docker</text:span></text:p>
          </draw:text-box>
        </draw:frame>
        <draw:line draw:style-name="gr11" draw:text-style-name="P17" draw:layer="measurelines" svg:x1="3.184cm" svg:y1="3.308cm" svg:x2="20.367cm" svg:y2="3.308cm">
          <text:p/>
        </draw:line>
        <draw:line draw:style-name="gr11" draw:text-style-name="P31" draw:layer="layout" svg:x1="4.609cm" svg:y1="22.655cm" svg:x2="20.367cm" svg:y2="22.655cm">
          <text:p/>
        </draw:line>
        <draw:frame draw:style-name="gr28" draw:text-style-name="P32" draw:layer="layout" svg:width="5.228cm" svg:height="0.751cm" svg:x="0.664cm" svg:y="22.724cm">
          <draw:text-box>
            <text:p text:style-name="P1"><text:span text:style-name="T27">Employme</text:span><text:span text:style-name="T27">nt</text:span></text:p>
          </draw:text-box>
        </draw:frame>
        <draw:frame draw:style-name="gr16" draw:text-style-name="P33" draw:layer="layout" svg:width="4.155cm" svg:height="0.835cm" svg:x="0.66cm" svg:y="22.234cm">
          <draw:text-box>
            <text:p><text:span text:style-name="T28">Work </text:span><text:span text:style-name="T28">Experie</text:span><text:span text:style-name="T28">nce</text:span></text:p>
          </draw:text-box>
        </draw:frame>
        <draw:frame draw:style-name="gr21" draw:text-style-name="P29" draw:layer="layout" svg:width="12.174cm" svg:height="0.823cm" svg:x="1.804cm" svg:y="19.876cm">
          <draw:text-box>
            <text:p><text:span text:style-name="T25"><text:a xlink:href="https://www.coursera.org/account/accomplishments/specialization/certificate/HYQT966DDFK6" xlink:type="simple">Programming with Google Go Specialization</text:a></text:span></text:p>
          </draw:text-box>
        </draw:frame>
        <draw:frame draw:style-name="gr22" draw:text-style-name="P30" draw:layer="layout" svg:width="6.666cm" svg:height="0.657cm" svg:x="2.11cm" svg:y="20.413cm">
          <draw:text-box>
            <text:p text:style-name="P21"><text:span text:style-name="T26"><text:a xlink:href="https://www.coursera.org/account/accomplishments/certificate/BKCFVNAFFKDN" xlink:type="simple">Getting started with go</text:a></text:span></text:p>
          </draw:text-box>
        </draw:frame>
        <draw:frame draw:style-name="gr29" draw:text-style-name="P43" draw:layer="layout" svg:width="9.188cm" svg:height="0.657cm" svg:x="2.11cm" svg:y="20.814cm">
          <draw:text-box>
            <text:p text:style-name="P19"><text:span text:style-name="T26"><text:a xlink:href="https://www.coursera.org/account/accomplishments/certificate/J5H8SCLC5ETH" xlink:type="simple">Function, methods, and interfaces in go</text:a></text:span></text:p>
          </draw:text-box>
        </draw:frame>
        <draw:frame draw:style-name="gr22" draw:text-style-name="P30" draw:layer="layout" svg:width="6.666cm" svg:height="0.657cm" svg:x="2.11cm" svg:y="21.215cm">
          <draw:text-box>
            <text:p text:style-name="P21"><text:span text:style-name="T26"><text:a xlink:href="https://www.coursera.org/account/accomplishments/certificate/W3DF8F9A7V9P" xlink:type="simple">Concurrency in go</text:a></text:span></text:p>
          </draw:text-box>
        </draw:frame>
        <draw:frame draw:style-name="gr26" draw:text-style-name="P36" draw:layer="layout" svg:width="3.502cm" svg:height="0.717cm" svg:x="16.776cm" svg:y="20.399cm">
          <draw:text-box>
            <text:p text:style-name="P44"><text:span text:style-name="T29">(</text:span><text:span text:style-name="T33">Nov. 2021)</text:span></text:p>
          </draw:text-box>
        </draw:frame>
        <draw:frame draw:style-name="gr26" draw:text-style-name="P45" draw:layer="layout" svg:width="4.059cm" svg:height="0.717cm" svg:x="16.219cm" svg:y="20.756cm">
          <draw:text-box>
            <text:p text:style-name="P44"><text:span text:style-name="T29">(Dec</text:span><text:span text:style-name="T30">. 2021)</text:span></text:p>
          </draw:text-box>
        </draw:frame>
        <draw:frame draw:style-name="gr26" draw:text-style-name="P45" draw:layer="layout" svg:width="4.059cm" svg:height="0.717cm" svg:x="16.22cm" svg:y="21.194cm">
          <draw:text-box>
            <text:p text:style-name="P35"><text:span text:style-name="T29">(Dec. </text:span><text:span text:style-name="T30">2021)</text:span></text:p>
          </draw:text-box>
        </draw:frame>
        <draw:frame draw:style-name="gr26" draw:text-style-name="P38" draw:layer="layout" svg:width="2.338cm" svg:height="0.717cm" svg:x="11.127cm" svg:y="19.939cm">
          <draw:text-box>
            <text:p text:style-name="P37"><text:span text:style-name="T29">Coursera</text:span></text:p>
          </draw:text-box>
        </draw:frame>
        <draw:frame draw:style-name="gr30" draw:text-style-name="P29" draw:layer="layout" svg:width="15.084cm" svg:height="0.742cm" svg:x="1.791cm" svg:y="21.631cm">
          <draw:text-box>
            <text:p><text:span text:style-name="T25"><text:a xlink:href="https://udemy-certificate.s3.amazonaws.com/image/UC-4110ab59-cacd-4447-9c42-b015ee9c419c.jpg" xlink:type="simple">NestJS Zero to Hero - Modern TypeScript Back-end Development</text:a></text:span></text:p>
          </draw:text-box>
        </draw:frame>
        <draw:frame draw:style-name="gr26" draw:text-style-name="P36" draw:layer="layout" svg:width="3.502cm" svg:height="0.717cm" svg:x="16.763cm" svg:y="21.671cm">
          <draw:text-box>
            <text:p text:style-name="P44"><text:span text:style-name="T29">(Jan. 2023</text:span><text:span text:style-name="T33">)</text:span></text:p>
          </draw:text-box>
        </draw:frame>
        <draw:frame draw:style-name="gr26" draw:text-style-name="P38" draw:layer="layout" svg:width="2.338cm" svg:height="0.717cm" svg:x="15.103cm" svg:y="21.664cm">
          <draw:text-box>
            <text:p text:style-name="P37"><text:span text:style-name="T29">Udemy</text:span></text:p>
          </draw:text-box>
        </draw:frame>
        <draw:custom-shape draw:style-name="gr31" draw:text-style-name="P46" draw:layer="layout" svg:width="0.175cm" svg:height="0.181cm" svg:x="1.46cm" svg:y="18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6" draw:layer="layout" svg:width="0.175cm" svg:height="0.181cm" svg:x="1.46cm" svg:y="20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47" draw:layer="layout" svg:x1="1.555cm" svg:y1="20.491cm" svg:x2="1.555cm" svg:y2="21.697cm">
          <text:p/>
        </draw:line>
        <draw:custom-shape draw:style-name="gr31" draw:text-style-name="P46" draw:layer="layout" svg:width="0.175cm" svg:height="0.181cm" svg:x="1.46cm" svg:y="21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48" draw:layer="layout" svg:width="3.556cm" svg:height="0.873cm" svg:x="1.905cm" svg:y="23.198cm">
          <draw:text-box>
            <text:p><text:span text:style-name="T34">Militar</text:span><text:span text:style-name="T34">y</text:span></text:p>
          </draw:text-box>
        </draw:frame>
        <draw:frame draw:style-name="gr26" draw:text-style-name="P49" draw:layer="layout" svg:width="5.143cm" svg:height="0.717cm" svg:x="15.287cm" svg:y="23.349cm">
          <draw:text-box>
            <text:p text:style-name="P44"><text:span text:style-name="T35">Jan – </text:span><text:span text:style-name="T35">2022 : </text:span><text:span text:style-name="T35">Mar <text:s/>- </text:span><text:span text:style-name="T35">2023 </text:span></text:p>
          </draw:text-box>
        </draw:frame>
        <draw:frame draw:style-name="gr34" draw:text-style-name="P50" draw:layer="layout" svg:width="5.225cm" svg:height="0.823cm" svg:x="1.897cm" svg:y="23.801cm">
          <draw:text-box>
            <text:p text:style-name="P21"><text:span text:style-name="T36">Fullsta</text:span><text:span text:style-name="T36">ck </text:span><text:span text:style-name="T36">develop</text:span><text:span text:style-name="T36">er</text:span></text:p>
          </draw:text-box>
        </draw:frame>
        <draw:frame draw:style-name="gr35" draw:text-style-name="P51" draw:layer="layout" svg:width="9.256cm" svg:height="0.742cm" svg:x="4.14cm" svg:y="23.312cm">
          <draw:text-box>
            <text:p text:style-name="P19"><text:span text:style-name="T37">Military </text:span><text:span text:style-name="T37">service life </text:span><text:span text:style-name="T37">time</text:span></text:p>
          </draw:text-box>
        </draw:frame>
        <draw:frame draw:style-name="gr36" draw:text-style-name="P52" draw:layer="layout" svg:width="19.062cm" svg:height="1.263cm" svg:x="1.875cm" svg:y="24.416cm">
          <draw:text-box>
            <text:p text:style-name="P21"><text:span text:style-name="T38">Played full </text:span><text:span text:style-name="T38">role, I’v </text:span><text:span text:style-name="T38">handled </text:span><text:span text:style-name="T38">more than </text:span><text:span text:style-name="T38">20 mind </text:span><text:span text:style-name="T38">sets, </text:span><text:span text:style-name="T38">Developed </text:span><text:span text:style-name="T38">quite </text:span><text:span text:style-name="T38">several </text:span><text:span text:style-name="T38">projects, </text:span><text:span text:style-name="T38">front&amp;bac</text:span><text:span text:style-name="T38">k end. </text:span><text:span text:style-name="T38">Most of </text:span><text:span text:style-name="T38">the time I </text:span><text:span text:style-name="T38">was </text:span><text:span text:style-name="T38">dealing </text:span><text:span text:style-name="T38">with </text:span><text:span text:style-name="T39">MSSQL </text:span><text:span text:style-name="T39">server</text:span><text:span text:style-name="T38">, </text:span><text:span text:style-name="T39">Sqlite</text:span><text:span text:style-name="T38"> on </text:span><text:span text:style-name="T38">top of </text:span><text:span text:style-name="T39">NodeJS</text:span><text:span text:style-name="T38">, </text:span><text:span text:style-name="T38">and </text:span><text:span text:style-name="T39">Reactjs</text:span><text:span text:style-name="T38">.</text:span></text:p>
          </draw:text-box>
        </draw:frame>
        <draw:line draw:style-name="gr32" draw:text-style-name="P47" draw:layer="layout" svg:x1="1.567cm" svg:y1="23.733cm" svg:x2="1.567cm" svg:y2="29.526cm">
          <text:p/>
        </draw:line>
        <draw:custom-shape draw:style-name="gr31" draw:text-style-name="P46" draw:layer="layout" svg:width="0.175cm" svg:height="0.181cm" svg:x="1.472cm" svg:y="2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2.998cm" svg:y="8.81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C4C6D6D696F504C8.png" xlink:type="simple" xlink:show="embed" xlink:actuate="onLoad" draw:mime-type="image/png"/>
        </draw:frame>
        <draw:frame draw:style-name="gr9" draw:text-style-name="P14" draw:layer="layout" svg:width="0.466cm" svg:height="0.466cm" svg:x="9.424cm" svg:y="9.4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C4C6D6D696F504C8.png" xlink:type="simple" xlink:show="embed" xlink:actuate="onLoad" draw:mime-type="image/png"/>
        </draw:frame>
        <draw:frame draw:style-name="gr9" draw:text-style-name="P14" draw:layer="layout" svg:width="0.466cm" svg:height="0.466cm" svg:x="11.589cm" svg:y="17.884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C4C6D6D696F504C8.png" xlink:type="simple" xlink:show="embed" xlink:actuate="onLoad" draw:mime-type="image/png"/>
        </draw:frame>
        <draw:frame draw:style-name="gr9" draw:text-style-name="P14" draw:layer="layout" svg:width="0.466cm" svg:height="0.466cm" svg:x="10.889cm" svg:y="19.99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C4C6D6D696F504C8.png" xlink:type="simple" xlink:show="embed" xlink:actuate="onLoad" draw:mime-type="image/png"/>
        </draw:frame>
        <draw:frame draw:style-name="gr9" draw:text-style-name="P14" draw:layer="layout" svg:width="0.466cm" svg:height="0.466cm" svg:x="15.007cm" svg:y="21.75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C4C6D6D696F504C8.png" xlink:type="simple" xlink:show="embed" xlink:actuate="onLoad" draw:mime-type="image/png"/>
        </draw:frame>
        <draw:frame draw:style-name="gr37" draw:text-style-name="P53" draw:layer="layout" svg:width="18.566cm" svg:height="1.161cm" svg:x="1.967cm" svg:y="25.449cm">
          <draw:text-box>
            <text:list text:style-name="L1">
              <text:list-item>
                <text:p text:style-name="P19"><text:span text:style-name="T40">Office </text:span><text:span text:style-name="T40">Archiv</text:span><text:span text:style-name="T40">e App </text:span><text:span text:style-name="T40">–</text:span><text:span text:style-name="T41"> </text:span><text:span text:style-name="T42">Worke</text:span><text:span text:style-name="T42">d on </text:span><text:span text:style-name="T42">full </text:span><text:span text:style-name="T42">functi</text:span><text:span text:style-name="T42">onal </text:span><text:span text:style-name="T42">archiv</text:span><text:span text:style-name="T42">e can </text:span><text:span text:style-name="T43">CRUD</text:span><text:span text:style-name="T42"> </text:span><text:span text:style-name="T42">fax, </text:span><text:span text:style-name="T44">All </text:span><text:span text:style-name="T44">that </text:span><text:span text:style-name="T44">depen</text:span><text:span text:style-name="T44">ds on </text:span><text:span text:style-name="T45">year, </text:span><text:span text:style-name="T45">stage, </text:span><text:span text:style-name="T44"><text:s/></text:span><text:span text:style-name="T44">and </text:span><text:span text:style-name="T46">fax </text:span><text:span text:style-name="T46">title</text:span><text:span text:style-name="T44"> or </text:span><text:span text:style-name="T44">soldier </text:span><text:span text:style-name="T46">name</text:span><text:span text:style-name="T44">.</text:span></text:p>
              </text:list-item>
            </text:list>
          </draw:text-box>
        </draw:frame>
        <draw:frame draw:style-name="gr37" draw:text-style-name="P53" draw:layer="layout" svg:width="18.566cm" svg:height="1.161cm" svg:x="1.967cm" svg:y="28.326cm">
          <draw:text-box>
            <text:list text:style-name="L1">
              <text:list-item>
                <text:p text:style-name="P19"><text:span text:style-name="T40">Intervi</text:span><text:span text:style-name="T40">ew </text:span><text:span text:style-name="T40">Panel –</text:span><text:span text:style-name="T41"> </text:span><text:span text:style-name="T42">Built a </text:span><text:span text:style-name="T42">dashb</text:span><text:span text:style-name="T42">oard </text:span><text:span text:style-name="T42">that </text:span><text:span text:style-name="T42">search</text:span><text:span text:style-name="T42">es </text:span><text:span text:style-name="T42">efficie</text:span><text:span text:style-name="T42">ntly at </text:span><text:span text:style-name="T47">~125k</text:span><text:span text:style-name="T42"> </text:span><text:span text:style-name="T42">record</text:span><text:span text:style-name="T42">er to </text:span><text:span text:style-name="T43">View, </text:span><text:span text:style-name="T43">Collect, </text:span><text:span text:style-name="T43"><text:s/>Edit, </text:span><text:span text:style-name="T42">and </text:span><text:span text:style-name="T43">Delete </text:span><text:span text:style-name="T44">soldier </text:span><text:span text:style-name="T44">profile</text:span><text:span text:style-name="T44">.</text:span></text:p>
              </text:list-item>
            </text:list>
          </draw:text-box>
        </draw:frame>
        <draw:frame draw:style-name="gr38" draw:text-style-name="P53" draw:layer="layout" svg:width="18.566cm" svg:height="1.141cm" svg:x="1.967cm" svg:y="27.364cm">
          <draw:text-box>
            <text:list text:style-name="L1">
              <text:list-item>
                <text:p text:style-name="P21"><text:span text:style-name="T48">Solide</text:span><text:span text:style-name="T48">r </text:span><text:span text:style-name="T48">Exami</text:span><text:span text:style-name="T48">ner –</text:span><text:span text:style-name="T49"> </text:span><text:span text:style-name="T50">Recrea</text:span><text:span text:style-name="T50">ted</text:span><text:span text:style-name="T51"> </text:span><text:span text:style-name="T51">exam </text:span><text:span text:style-name="T51">app, </text:span><text:span text:style-name="T51">which </text:span><text:span text:style-name="T51">has </text:span><text:span text:style-name="T51">three </text:span><text:span text:style-name="T51">types </text:span><text:span text:style-name="T51">of </text:span><text:span text:style-name="T51">questi</text:span><text:span text:style-name="T51">ons </text:span><text:span text:style-name="T51">that </text:span><text:span text:style-name="T51">helps </text:span><text:span text:style-name="T51">to </text:span><text:span text:style-name="T51">measu</text:span><text:span text:style-name="T51">re </text:span><text:span text:style-name="T51">Psych</text:span><text:span text:style-name="T51">ologic</text:span><text:span text:style-name="T51">al, </text:span><text:span text:style-name="T51">Sexual</text:span><text:span text:style-name="T51">, and </text:span><text:span text:style-name="T51">religio</text:span><text:span text:style-name="T51">us </text:span><text:span text:style-name="T51">deviati</text:span><text:span text:style-name="T51">ons.</text:span></text:p>
              </text:list-item>
            </text:list>
          </draw:text-box>
        </draw:frame>
        <draw:frame draw:style-name="gr38" draw:text-style-name="P53" draw:layer="layout" svg:width="18.566cm" svg:height="1.141cm" svg:x="1.967cm" svg:y="26.385cm">
          <draw:text-box>
            <text:list text:style-name="L1">
              <text:list-item>
                <text:p text:style-name="P21"><text:span text:style-name="T48">Leader </text:span><text:span text:style-name="T48">Assista</text:span><text:span text:style-name="T48">nt –</text:span><text:span text:style-name="T49"> </text:span><text:span text:style-name="T51">A </text:span><text:span text:style-name="T52">LAN </text:span><text:span text:style-name="T51">based </text:span><text:span text:style-name="T51">app for </text:span><text:span text:style-name="T51">the </text:span><text:span text:style-name="T51">leader </text:span><text:span text:style-name="T51">to </text:span><text:span text:style-name="T51">assign </text:span><text:span text:style-name="T51">orders</text:span><text:span text:style-name="T51">, track </text:span><text:span text:style-name="T51">reques</text:span><text:span text:style-name="T51">ts and </text:span><text:span text:style-name="T51">respon</text:span><text:span text:style-name="T51">se </text:span><text:span text:style-name="T51">back </text:span><text:span text:style-name="T51">for </text:span><text:span text:style-name="T51">reques</text:span><text:span text:style-name="T51">ts </text:span><text:span text:style-name="T46">approv</text:span><text:span text:style-name="T46">e</text:span><text:span text:style-name="T51">, </text:span><text:span text:style-name="T46">wait</text:span><text:span text:style-name="T51"> </text:span><text:span text:style-name="T51">or just </text:span><text:span text:style-name="T46">delete</text:span><text:span text:style-name="T51"> </text:span><text:span text:style-name="T51">it </text:span><text:span text:style-name="T51">quitely</text:span><text:span text:style-name="T51">.</text:span></text:p>
              </text:list-item>
            </text:list>
          </draw:text-box>
        </draw:frame>
        <draw:frame draw:style-name="gr39" draw:text-style-name="P22" draw:layer="layout" svg:width="18.72cm" svg:height="0.696cm" svg:x="1.2cm" svg:y="11.395cm">
          <draw:text-box>
            <text:list text:style-name="L2">
              <text:list-item>
                <text:p text:style-name="P21"><text:span text:style-name="T53">Made a </text:span><text:span text:style-name="T53">dynam</text:span><text:span text:style-name="T53">ic </text:span><text:span text:style-name="T53">catego</text:span><text:span text:style-name="T53">ries </text:span><text:span text:style-name="T53">list </text:span><text:span text:style-name="T53">that </text:span><text:span text:style-name="T53">can </text:span><text:span text:style-name="T53">handle </text:span><text:span text:style-name="T53">countl</text:span><text:span text:style-name="T53">ess </text:span><text:span text:style-name="T53">numbe</text:span><text:span text:style-name="T53">r of </text:span><text:span text:style-name="T53">catego</text:span><text:span text:style-name="T53">ries.</text:span></text:p>
              </text:list-item>
            </text:list>
          </draw:text-box>
        </draw:frame>
        <draw:frame draw:style-name="gr40" draw:text-style-name="P54" draw:layer="layout" svg:width="18.72cm" svg:height="0.696cm" svg:x="1.186cm" svg:y="12.75cm">
          <draw:text-box>
            <text:list text:style-name="L2">
              <text:list-item>
                <text:p text:style-name="P21"><text:span text:style-name="T15">Imple</text:span><text:span text:style-name="T15">mente</text:span><text:span text:style-name="T15">d a </text:span><text:span text:style-name="T54">fully </text:span><text:span text:style-name="T54">functio</text:span><text:span text:style-name="T54">nal</text:span><text:span text:style-name="T16"> </text:span><text:span text:style-name="T16">dashb</text:span><text:span text:style-name="T16">oard</text:span><text:span text:style-name="T15"> to </text:span><text:span text:style-name="T15">make </text:span><text:span text:style-name="T15">every </text:span><text:span text:style-name="T15">suppli</text:span><text:span text:style-name="T15">er </text:span><text:span text:style-name="T55">manag</text:span><text:span text:style-name="T55">e</text:span><text:span text:style-name="T15"> their </text:span><text:span text:style-name="T15">produc</text:span><text:span text:style-name="T15">ts.</text:span></text:p>
              </text:list-item>
            </text:list>
          </draw:text-box>
        </draw:frame>
        <draw:frame draw:style-name="gr41" draw:text-style-name="P54" draw:layer="layout" svg:width="18.72cm" svg:height="0.696cm" svg:x="1.186cm" svg:y="14.13cm">
          <draw:text-box>
            <text:list text:style-name="L2">
              <text:list-item>
                <text:p text:style-name="P21"><text:span text:style-name="T15">The </text:span><text:span text:style-name="T15">app </text:span><text:span text:style-name="T15">has </text:span><text:span text:style-name="T15">cart, </text:span><text:span text:style-name="T15">wish </text:span><text:span text:style-name="T15">list </text:span><text:span text:style-name="T15">and </text:span><text:span text:style-name="T15">check</text:span><text:span text:style-name="T15">out </text:span><text:span text:style-name="T15">page.</text:span></text:p>
              </text:list-item>
            </text:list>
          </draw:text-box>
        </draw:frame>
        <draw:frame draw:style-name="gr42" draw:text-style-name="P54" draw:layer="layout" svg:width="18.72cm" svg:height="0.696cm" svg:x="1.186cm" svg:y="15.63cm">
          <draw:text-box>
            <text:list text:style-name="L2">
              <text:list-item>
                <text:p text:style-name="P21"><text:span text:style-name="T53">Built </text:span><text:span text:style-name="T53">single </text:span><text:span text:style-name="T53">produc</text:span><text:span text:style-name="T53">t page </text:span><text:span text:style-name="T53">that </text:span><text:span text:style-name="T53">contai</text:span><text:span text:style-name="T53">ns all </text:span><text:span text:style-name="T53">produc</text:span><text:span text:style-name="T53">t </text:span><text:span text:style-name="T53">inform</text:span><text:span text:style-name="T53">ation.</text:span></text:p>
              </text:list-item>
            </text:list>
          </draw:text-box>
        </draw:frame>
        <draw:frame draw:style-name="gr43" draw:text-style-name="P54" draw:layer="layout" svg:width="18.72cm" svg:height="0.696cm" svg:x="1.186cm" svg:y="11.826cm">
          <draw:text-box>
            <text:list text:style-name="L2">
              <text:list-item>
                <text:p text:style-name="P21"><text:span text:style-name="T56">Design</text:span><text:span text:style-name="T56">ed </text:span><text:span text:style-name="T57">role</text:span><text:span text:style-name="T56"> </text:span><text:span text:style-name="T56">syste</text:span><text:span text:style-name="T56">m for </text:span><text:span text:style-name="T56">the </text:span><text:span text:style-name="T56">users </text:span><text:span text:style-name="T58">custom</text:span><text:span text:style-name="T58">ers/sup</text:span><text:span text:style-name="T58">pliers</text:span></text:p>
              </text:list-item>
            </text:list>
          </draw:text-box>
        </draw:frame>
        <draw:frame draw:style-name="gr44" draw:text-style-name="P54" draw:layer="layout" svg:width="18.72cm" svg:height="0.696cm" svg:x="1.186cm" svg:y="14.63cm">
          <draw:text-box>
            <text:list text:style-name="L2">
              <text:list-item>
                <text:p text:style-name="P21"><text:span text:style-name="T15">Develo</text:span><text:span text:style-name="T15">ped a </text:span><text:span text:style-name="T15">notific</text:span><text:span text:style-name="T15">ations </text:span><text:span text:style-name="T15">syste</text:span><text:span text:style-name="T15">m to </text:span><text:span text:style-name="T15">respon</text:span><text:span text:style-name="T15">d to </text:span><text:span text:style-name="T15">orders </text:span><text:span text:style-name="T15">and </text:span><text:span text:style-name="T15">anythi</text:span><text:span text:style-name="T15">ng else </text:span><text:span text:style-name="T15">that </text:span><text:span text:style-name="T15">should </text:span><text:span text:style-name="T15">be </text:span><text:span text:style-name="T15">notifie</text:span><text:span text:style-name="T15">d. <text:s text:c="2"/></text:span><text:span text:style-name="T59">WIP</text:span></text:p>
              </text:list-item>
            </text:list>
          </draw:text-box>
        </draw:frame>
        <draw:frame draw:style-name="gr45" draw:text-style-name="P54" draw:layer="layout" svg:width="18.72cm" svg:height="0.696cm" svg:x="1.186cm" svg:y="15.13cm">
          <draw:text-box>
            <text:list text:style-name="L2">
              <text:list-item>
                <text:p text:style-name="P19"><text:span text:style-name="T56">Chat to </text:span><text:span text:style-name="T56">keep </text:span><text:span text:style-name="T56">in </text:span><text:span text:style-name="T56">touch </text:span><text:span text:style-name="T56">with </text:span><text:span text:style-name="T56">your </text:span><text:span text:style-name="T56">order. <text:s text:c="2"/></text:span><text:span text:style-name="T59">WIP</text:span></text:p>
              </text:list-item>
            </text:list>
          </draw:text-box>
        </draw:frame>
        <draw:frame draw:style-name="gr46" draw:text-style-name="P54" draw:layer="layout" svg:width="18.72cm" svg:height="0.696cm" svg:x="1.186cm" svg:y="13.674cm">
          <draw:text-box>
            <text:list text:style-name="L2">
              <text:list-item>
                <text:p text:style-name="P21"><text:span text:style-name="T15">A </text:span><text:span text:style-name="T16">pre-</text:span><text:span text:style-name="T16">Made</text:span><text:span text:style-name="T15"> </text:span><text:span text:style-name="T15">suppli</text:span><text:span text:style-name="T15">er </text:span><text:span text:style-name="T55">profile </text:span><text:span text:style-name="T15">and </text:span><text:span text:style-name="T15">repres</text:span><text:span text:style-name="T15">ented </text:span><text:span text:style-name="T15">as </text:span><text:span text:style-name="T55">‘the </text:span><text:span text:style-name="T55">compa</text:span><text:span text:style-name="T55">ny </text:span><text:span text:style-name="T55">websit</text:span><text:span text:style-name="T55">e’.</text:span></text:p>
              </text:list-item>
            </text:list>
          </draw:text-box>
        </draw:frame>
        <draw:frame draw:style-name="gr47" draw:text-style-name="P54" draw:layer="layout" svg:width="18.72cm" svg:height="0.696cm" svg:x="1.186cm" svg:y="13.213cm">
          <draw:text-box>
            <text:list text:style-name="L2">
              <text:list-item>
                <text:p text:style-name="P19"><text:span text:style-name="T15">Shop </text:span><text:span text:style-name="T15">page </text:span><text:span text:style-name="T15">that </text:span><text:span text:style-name="T15">has </text:span><text:span text:style-name="T16">popula</text:span><text:span text:style-name="T16">r </text:span><text:span text:style-name="T15">produc</text:span><text:span text:style-name="T15">ts and </text:span><text:span text:style-name="T16">sugges</text:span><text:span text:style-name="T16">tions </text:span><text:span text:style-name="T60">for the </text:span><text:span text:style-name="T60">custo</text:span><text:span text:style-name="T60">mer </text:span><text:span text:style-name="T16">(recom</text:span><text:span text:style-name="T16">menda</text:span><text:span text:style-name="T16">tions)</text:span><text:span text:style-name="T60">. </text:span><text:span text:style-name="T61">WIP</text:span></text:p>
              </text:list-item>
            </text:list>
          </draw:text-box>
        </draw:frame>
        <draw:frame draw:style-name="gr48" draw:text-style-name="P54" draw:layer="layout" svg:width="18.72cm" svg:height="0.696cm" svg:x="1.185cm" svg:y="12.273cm">
          <draw:text-box>
            <text:list text:style-name="L2">
              <text:list-item>
                <text:p text:style-name="P21"><text:span text:style-name="T53">A Hot </text:span><text:span text:style-name="T53">list for </text:span><text:span text:style-name="T54">searchi</text:span><text:span text:style-name="T54">ng</text:span><text:span text:style-name="T53"> </text:span><text:span text:style-name="T53">whole </text:span><text:span text:style-name="T53">produc</text:span><text:span text:style-name="T53">ts Also </text:span><text:span text:style-name="T16">shows </text:span><text:span text:style-name="T16">sugges</text:span><text:span text:style-name="T16">tions</text:span><text:span text:style-name="T53"> </text:span><text:span text:style-name="T53">about </text:span><text:span text:style-name="T53">trendi</text:span><text:span text:style-name="T53">ng </text:span><text:span text:style-name="T53">search</text:span><text:span text:style-name="T53">es.</text:span></text:p>
              </text:list-item>
            </text:list>
          </draw:text-box>
        </draw:frame>
      </draw:page>
      <draw:page draw:name="page2" draw:style-name="dp1" draw:master-page-name="Default">
        <draw:frame draw:style-name="gr49" draw:text-style-name="P48" draw:layer="layout" svg:width="8.388cm" svg:height="0.78cm" svg:x="1.158cm" svg:y="4.046cm">
          <draw:text-box>
            <text:p><text:span text:style-name="T62">UNIVERSITY OF SADAT CITY</text:span></text:p>
          </draw:text-box>
        </draw:frame>
        <draw:frame draw:style-name="gr50" draw:text-style-name="P55" draw:layer="layout" svg:width="3.031cm" svg:height="0.742cm" svg:x="1.448cm" svg:y="5.247cm">
          <draw:text-box>
            <text:p text:style-name="P21"><text:span text:style-name="T63">Law student</text:span></text:p>
          </draw:text-box>
        </draw:frame>
        <draw:frame draw:style-name="gr22" draw:text-style-name="P56" draw:layer="layout" svg:width="4.145cm" svg:height="0.657cm" svg:x="1.464cm" svg:y="4.631cm">
          <draw:text-box>
            <text:p text:style-name="P21"><text:span text:style-name="T17"><text:a xlink:href="http://law.usc.edu.eg/ar" xlink:type="simple">law.usc.edu.eg/ar</text:a></text:span></text:p>
          </draw:text-box>
        </draw:frame>
        <draw:line draw:style-name="gr11" draw:text-style-name="P31" draw:layer="layout" svg:x1="3.237cm" svg:y1="3.37cm" svg:x2="20.367cm" svg:y2="3.37cm">
          <text:p/>
        </draw:line>
        <draw:frame draw:style-name="gr16" draw:text-style-name="P33" draw:layer="layout" svg:width="4.155cm" svg:height="0.835cm" svg:x="0.698cm" svg:y="2.917cm">
          <draw:text-box>
            <text:p><text:span text:style-name="T28">Educa</text:span><text:span text:style-name="T28">tion</text:span></text:p>
          </draw:text-box>
        </draw:frame>
        <draw:frame draw:style-name="gr26" draw:text-style-name="P49" draw:layer="layout" svg:width="3.502cm" svg:height="0.717cm" svg:x="16.702cm" svg:y="4.085cm">
          <draw:text-box>
            <text:p text:style-name="P44"><text:span text:style-name="T35">2017 - 2021</text:span></text:p>
          </draw:text-box>
        </draw:frame>
        <draw:frame draw:style-name="gr28" draw:text-style-name="P32" draw:layer="layout" svg:width="2.431cm" svg:height="0.751cm" svg:x="0.691cm" svg:y="3.375cm">
          <draw:text-box>
            <text:p text:style-name="P1"><text:span text:style-name="T27">Academic</text:span></text:p>
          </draw:text-box>
        </draw:frame>
        <draw:frame draw:style-name="gr51" draw:text-style-name="P57" draw:layer="layout" svg:width="7.385cm" svg:height="0.742cm" svg:x="1.012cm" svg:y="6.695cm">
          <draw:text-box>
            <text:p text:style-name="P21"><text:span text:style-name="T64">Langu</text:span><text:span text:style-name="T64">ages:</text:span></text:p>
          </draw:text-box>
        </draw:frame>
        <draw:frame draw:style-name="gr52" draw:text-style-name="P58" draw:layer="layout" svg:width="8.182cm" svg:height="0.742cm" svg:x="1.717cm" svg:y="7.292cm">
          <draw:text-box>
            <text:p text:style-name="P21"><text:span text:style-name="T65">Arabic <text:s text:c="2"/></text:span><text:span text:style-name="T63">native</text:span></text:p>
          </draw:text-box>
        </draw:frame>
        <draw:frame draw:style-name="gr53" draw:text-style-name="P58" draw:layer="layout" svg:width="8.436cm" svg:height="0.742cm" svg:x="1.712cm" svg:y="7.895cm">
          <draw:text-box>
            <text:p text:style-name="P21"><text:span text:style-name="T66">Englis</text:span><text:span text:style-name="T66">h <text:s/></text:span><text:span text:style-name="T67">B2</text:span></text:p>
          </draw:text-box>
        </draw:frame>
        <draw:frame draw:style-name="gr54" draw:text-style-name="P58" draw:layer="layout" svg:width="7.674cm" svg:height="0.742cm" svg:x="1.712cm" svg:y="8.495cm">
          <draw:text-box>
            <text:p text:style-name="P21"><text:span text:style-name="T66">Deutsch <text:s text:c="2"/></text:span><text:span text:style-name="T67">A2</text:span></text:p>
          </draw:text-box>
        </draw:frame>
        <draw:frame draw:style-name="gr55" draw:text-style-name="P57" draw:layer="layout" svg:width="6.876cm" svg:height="0.742cm" svg:x="1.012cm" svg:y="9.095cm">
          <draw:text-box>
            <text:p text:style-name="P21"><text:span text:style-name="T64">More useful links:</text:span></text:p>
          </draw:text-box>
        </draw:frame>
        <draw:line draw:style-name="gr56" draw:text-style-name="P59" draw:layer="layout" svg:x1="2.504cm" svg:y1="6.225cm" svg:x2="20.367cm" svg:y2="6.225cm">
          <text:p text:style-name="P11"><text:span text:style-name="T68"><text:s/></text:span></text:p>
        </draw:line>
        <draw:frame draw:style-name="gr57" draw:text-style-name="P32" draw:layer="layout" svg:width="2.421cm" svg:height="0.797cm" svg:x="0.701cm" svg:y="6.23cm">
          <draw:text-box>
            <text:p text:style-name="P1"><text:span text:style-name="T69">More Info</text:span></text:p>
          </draw:text-box>
        </draw:frame>
        <draw:frame draw:style-name="gr16" draw:text-style-name="P33" draw:layer="layout" svg:width="2.108cm" svg:height="0.835cm" svg:x="0.697cm" svg:y="5.796cm">
          <draw:text-box>
            <text:p><text:span text:style-name="T28">Extras</text:span></text:p>
          </draw:text-box>
        </draw:frame>
        <draw:frame draw:style-name="gr58" draw:text-style-name="P60" draw:layer="layout" svg:width="13.482cm" svg:height="0.742cm" svg:x="1.769cm" svg:y="9.706cm">
          <draw:text-box>
            <text:p text:style-name="P19"><text:span text:style-name="T70">@salihcodev</text:span><text:span text:style-name="T71"> </text:span><text:span text:style-name="T72"><text:s text:c="4"/></text:span><text:span text:style-name="T72"><text:a xlink:href="https://www.github.com/salihcodev" xlink:type="simple">Github</text:a></text:span><text:span text:style-name="T73">, </text:span><text:span text:style-name="T73"><text:a xlink:href="https://www.linkedin.com/in/salihcodev" xlink:type="simple">Linkedin</text:a></text:span><text:span text:style-name="T73">, </text:span><text:span text:style-name="T73"><text:a xlink:href="https://www.twitter.com/salihcodev" xlink:type="simple">Twitter</text:a></text:span></text:p>
          </draw:text-box>
        </draw:frame>
        <draw:frame draw:style-name="gr9" draw:text-style-name="P14" draw:layer="layout" svg:width="0.466cm" svg:height="0.466cm" svg:x="5.497cm" svg:y="4.72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C4C6D6D696F504C8.png" xlink:type="simple" xlink:show="embed" xlink:actuate="onLoad" draw:mime-type="image/png"/>
        </draw:frame>
        <draw:frame draw:style-name="gr33" draw:text-style-name="P61" draw:layer="layout" svg:width="3.556cm" svg:height="0.873cm" svg:x="1.815cm" svg:y="0.089cm">
          <draw:text-box>
            <text:p><text:span text:style-name="T34">Upwork</text:span></text:p>
          </draw:text-box>
        </draw:frame>
        <draw:frame draw:style-name="gr26" draw:text-style-name="P49" draw:layer="layout" svg:width="5.143cm" svg:height="0.717cm" svg:x="15.236cm" svg:y="0.182cm">
          <draw:text-box>
            <text:p text:style-name="P44"><text:span text:style-name="T35">Jun </text:span><text:span text:style-name="T35">– </text:span><text:span text:style-name="T35">2019 </text:span><text:span text:style-name="T35">: Sep <text:s/></text:span><text:span text:style-name="T35">- </text:span><text:span text:style-name="T35">2020 </text:span></text:p>
          </draw:text-box>
        </draw:frame>
        <draw:frame draw:style-name="gr59" draw:text-style-name="P50" draw:layer="layout" svg:width="5.225cm" svg:height="0.823cm" svg:x="1.846cm" svg:y="1.124cm">
          <draw:text-box>
            <text:p text:style-name="P21"><text:span text:style-name="T36">Web </text:span><text:span text:style-name="T36">Designer</text:span></text:p>
          </draw:text-box>
        </draw:frame>
        <draw:frame draw:style-name="gr60" draw:text-style-name="P62" draw:layer="layout" svg:width="3.031cm" svg:height="0.742cm" svg:x="4.048cm" svg:y="0.155cm">
          <draw:text-box>
            <text:p text:style-name="P21"><text:span text:style-name="T74">freelanc</text:span><text:span text:style-name="T74">ing</text:span></text:p>
          </draw:text-box>
        </draw:frame>
        <draw:frame draw:style-name="gr22" draw:text-style-name="P56" draw:layer="layout" svg:width="4.145cm" svg:height="0.657cm" svg:x="1.814cm" svg:y="0.652cm">
          <draw:text-box>
            <text:p text:style-name="P21"><text:span text:style-name="T17"><text:a xlink:href="http://upwork.com/" xlink:type="simple">upwork.com</text:a></text:span></text:p>
          </draw:text-box>
        </draw:frame>
        <draw:frame draw:style-name="gr27" draw:text-style-name="P63" draw:layer="layout" svg:width="18.566cm" svg:height="0.696cm" svg:x="2.002cm" svg:y="1.731cm">
          <draw:text-box>
            <text:list text:style-name="L1">
              <text:list-item>
                <text:p text:style-name="P19"><text:span text:style-name="T75">Extended my experience in backend technologies such as</text:span><text:span text:style-name="T76"> </text:span><text:span text:style-name="T77">NodeJS</text:span><text:span text:style-name="T78">,</text:span><text:span text:style-name="T79"> </text:span><text:span text:style-name="T77">ExpressJS</text:span><text:span text:style-name="T78">,</text:span><text:span text:style-name="T79"> </text:span><text:span text:style-name="T77">NestJS</text:span><text:span text:style-name="T78">,</text:span><text:span text:style-name="T79"> </text:span><text:span text:style-name="T77">MongoDB</text:span></text:p>
              </text:list-item>
            </text:list>
          </draw:text-box>
        </draw:frame>
        <draw:frame draw:style-name="gr61" draw:text-style-name="P63" draw:layer="layout" svg:width="18.566cm" svg:height="0.734cm" svg:x="2.002cm" svg:y="2.153cm">
          <draw:text-box>
            <text:list text:style-name="L1">
              <text:list-item>
                <text:p text:style-name="P21"><text:span text:style-name="T50">Became aware of UI &amp; UX, Which I worked on almost </text:span><text:span text:style-name="T80">~30</text:span><text:span text:style-name="T50"> freelancing task</text:span></text:p>
              </text:list-item>
            </text:list>
          </draw:text-box>
        </draw:frame>
        <draw:line draw:style-name="gr32" draw:text-style-name="P47" draw:layer="layout" svg:x1="1.541cm" svg:y1="0.742cm" svg:x2="1.541cm" svg:y2="2.587cm">
          <text:p/>
        </draw:line>
        <draw:custom-shape draw:style-name="gr31" draw:text-style-name="P46" draw:layer="layout" svg:width="0.175cm" svg:height="0.181cm" svg:x="1.446cm" svg:y="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4.377cm" svg:y="0.73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C4C6D6D696F504C8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variable"/>
    <style:font-face style:name="Operator Mono Lig Book1" svg:font-family="'Operator Mono Lig Book'" style:font-pitch="fixed"/>
    <style:font-face style:name="Times New Roman" svg:font-family="'Times New Roman'" style:font-family-generic="roman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4.5.1$Linux_X86_64 LibreOffice_project/40$Build-1</meta:generator>
    <dc:date>2023-03-08T12:06:35.689359918</dc:date>
    <meta:editing-duration>P3DT23H28M25S</meta:editing-duration>
    <meta:editing-cycles>726</meta:editing-cycles>
    <meta:document-statistic meta:object-count="115"/>
  </office:meta>
</office:document-meta>
</file>